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toryMethodComponent.protectedInstance( @ Qualifier ( "public" ) TestBean spouse , @ Value ( "#{privateInstance.age}" ) String cou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ctoryMethodComponent.public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MethodComponent.requestScoped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MethodComponent.second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MethodComponent.publicInstance( boolean do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MethodComponent.priv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MethodComponent.null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